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2672C7976F293E42A74.png" manifest:media-type="image/png"/>
  <manifest:file-entry manifest:full-path="Pictures/100002010000045C0000025B273FCFE9350F02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83cm, 0cm, 5.577cm, 0cm)" draw:image-opacity="63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898cm" svg:height="10.21cm" svg:x="1cm" svg:y="3.19cm">
          <draw:image xlink:href="Pictures/100002010000045C0000025B273FCFE9350F0241.png" xlink:type="simple" xlink:show="embed" xlink:actuate="onLoad">
            <text:p/>
          </draw:image>
        </draw:frame>
        <draw:frame draw:style-name="gr2" draw:text-style-name="P1" draw:layer="layout" svg:width="10.474cm" svg:height="9.799cm" svg:x="5.826cm" svg:y="3.5cm">
          <draw:image xlink:href="Pictures/10000201000001C1000002672C7976F293E42A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3:50:39.540978519</meta:creation-date>
    <dc:date>2019-03-01T14:16:49.904164017</dc:date>
    <meta:editing-duration>PT5M50S</meta:editing-duration>
    <meta:editing-cycles>1</meta:editing-cycles>
    <meta:document-statistic meta:object-count="2"/>
    <meta:generator>LibreOffice/5.1.6.2$Linux_X86_64 LibreOffice_project/10m0$Build-2</meta:generator>
  </office:meta>
</office:document-meta>
</file>